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603.794249" calcext:value-type="float">
            <text:p>603.794249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610.940335" calcext:value-type="float">
            <text:p>610.94033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797.483301" calcext:value-type="float">
            <text:p>797.4833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652.468359" calcext:value-type="float">
            <text:p>652.468359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03.796989" calcext:value-type="float">
            <text:p>603.79698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608.965803" calcext:value-type="float">
            <text:p>608.965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2:16:03.086488703</meta:creation-date>
    <dc:date>2022-10-13T22:19:40.821150161</dc:date>
    <meta:editing-duration>PT3M38S</meta:editing-duration>
    <meta:editing-cycles>1</meta:editing-cycles>
    <meta:document-statistic meta:table-count="1" meta:cell-count="14" meta:object-count="0"/>
    <meta:generator>LibreOffice/7.3.4.2$Linux_X86_64 LibreOffice_project/30$Build-2</meta:generator>
  </office:meta>
</office:document-meta>
</file>